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igu 1C" svg:font-family="'Migu 1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ff0000" draw:fill-color="#000000" draw:textarea-horizontal-align="justify" draw:textarea-vertical-align="middle" draw:auto-grow-height="false" fo:min-height="0.058cm" fo:min-width="0cm"/>
    </style:style>
    <style:style style:name="gr3" style:family="graphic" style:parent-style-name="standard">
      <style:graphic-properties draw:stroke="none" svg:stroke-color="#ff0000" draw:fill-color="#000000" draw:textarea-horizontal-align="justify" draw:textarea-vertical-align="middle" draw:auto-grow-height="false" fo:min-height="0.057cm" fo:min-width="0cm"/>
    </style:style>
    <style:style style:name="gr4" style:family="graphic" style:parent-style-name="standard">
      <style:graphic-properties draw:stroke="none" svg:stroke-color="#ff0000" draw:fill-color="#000000" draw:textarea-horizontal-align="justify" draw:textarea-vertical-align="middle" draw:auto-grow-height="false" fo:min-height="0.059cm" fo:min-width="0cm"/>
    </style:style>
    <style:style style:name="gr5" style:family="graphic" style:parent-style-name="objectwithoutfill">
      <style:graphic-properties svg:stroke-width="0.3cm" svg:stroke-color="#000000" draw:marker-start-width="1.1cm" draw:marker-end-width="1.1cm" draw:fill="none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dash" draw:stroke-dash="Fine_20_Dashed" svg:stroke-width="0.3cm" svg:stroke-color="#579d1c" draw:marker-start-width="1.1cm" draw:marker-end-width="1.1cm" draw:fill="none" draw:textarea-horizontal-align="justify" draw:textarea-vertical-align="middle" draw:auto-grow-height="false" fo:min-height="0.766cm" fo:min-width="0.539cm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color="#000000" draw:fill="none" draw:fill-color="#ffffff" fo:min-height="2.956cm"/>
    </style:style>
    <style:style style:name="gr8" style:family="graphic" style:parent-style-name="standard">
      <style:graphic-properties draw:stroke="dash" draw:stroke-dash="Fine_20_Dashed" svg:stroke-width="0.3cm" svg:stroke-color="#0066cc" draw:marker-start-width="1.1cm" draw:marker-end-width="1.1cm" draw:fill="none" draw:textarea-horizontal-align="justify" draw:textarea-vertical-align="middle" draw:auto-grow-height="false" fo:min-height="0.777cm" fo:min-width="0.527cm" fo:padding-top="0.275cm" fo:padding-bottom="0.275cm" fo:padding-left="0.4cm" fo:padding-right="0.4cm"/>
    </style:style>
    <style:style style:name="gr9" style:family="graphic" style:parent-style-name="standard">
      <style:graphic-properties draw:stroke="dash" draw:stroke-dash="Fine_20_Dashed" svg:stroke-width="0.3cm" svg:stroke-color="#ff420e" draw:marker-start-width="1.1cm" draw:marker-end-width="1.1cm" draw:fill="none" draw:textarea-horizontal-align="justify" draw:textarea-vertical-align="middle" draw:auto-grow-height="false" fo:min-height="0.798cm" fo:min-width="0.548cm" fo:padding-top="0.275cm" fo:padding-bottom="0.275cm" fo:padding-left="0.4cm" fo:padding-right="0.4cm"/>
    </style:style>
    <style:style style:name="gr10" style:family="graphic" style:parent-style-name="standard">
      <style:graphic-properties draw:stroke="dash" draw:stroke-dash="Fine_20_Dashed" svg:stroke-width="0.3cm" svg:stroke-color="#7e0021" draw:marker-start-width="1.1cm" draw:marker-end-width="1.1cm" draw:fill="none" draw:textarea-horizontal-align="justify" draw:textarea-vertical-align="middle" draw:auto-grow-height="false" fo:min-height="0.776cm" fo:min-width="0.526cm" fo:padding-top="0.275cm" fo:padding-bottom="0.275cm" fo:padding-left="0.4cm" fo:padding-right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color="#579d1c" style:font-name="Migu 1C" fo:font-size="60pt" fo:font-weight="bold" style:font-size-asian="60pt" style:font-weight-asian="bold" style:font-size-complex="60pt" style:font-weight-complex="bold"/>
    </style:style>
    <style:style style:name="P4" style:family="paragraph">
      <loext:graphic-properties draw:fill="none" draw:fill-color="#ffffff"/>
      <style:text-properties fo:color="#0066cc" style:font-name="Migu 1C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 draw:fill-color="#ffffff"/>
      <style:text-properties fo:color="#ff420e" style:font-name="Migu 1C"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="none" draw:fill-color="#ffffff"/>
      <style:text-properties fo:color="#7e0021" style:font-name="Migu 1C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579d1c" style:font-name="Migu 1C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66cc" style:font-name="Migu 1C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420e" style:font-name="Migu 1C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7e0021" style:font-name="Migu 1C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9.068cm" svg:y1="2.098cm" svg:x2="21.152cm" svg:y2="2.098cm">
          <text:p/>
        </draw:line>
        <draw:line draw:style-name="gr1" draw:text-style-name="P1" draw:layer="layout" svg:x1="7.574cm" svg:y1="4.903cm" svg:x2="22.781cm" svg:y2="4.903cm">
          <text:p/>
        </draw:line>
        <draw:line draw:style-name="gr1" draw:text-style-name="P1" draw:layer="layout" svg:x1="5.945cm" svg:y1="7.696cm" svg:x2="24.41cm" svg:y2="7.696cm">
          <text:p/>
        </draw:line>
        <draw:line draw:style-name="gr1" draw:text-style-name="P1" draw:layer="layout" svg:x1="4.836cm" svg:y1="11.475cm" svg:x2="10.833cm" svg:y2="1.117cm">
          <text:p/>
        </draw:line>
        <draw:line draw:style-name="gr1" draw:text-style-name="P1" draw:layer="layout" svg:x1="6.411cm" svg:y1="14.327cm" svg:x2="14.037cm" svg:y2="1.157cm">
          <text:p/>
        </draw:line>
        <draw:line draw:style-name="gr1" draw:text-style-name="P1" draw:layer="layout" svg:x1="8.025cm" svg:y1="17.178cm" svg:x2="17.286cm" svg:y2="1.157cm">
          <text:p/>
        </draw:line>
        <draw:line draw:style-name="gr1" draw:text-style-name="P1" draw:layer="layout" svg:x1="17.35cm" svg:y1="19.907cm" svg:x2="8.063cm" svg:y2="3.872cm">
          <text:p/>
        </draw:line>
        <draw:line draw:style-name="gr1" draw:text-style-name="P1" draw:layer="layout" svg:x1="20.609cm" svg:y1="19.941cm" svg:x2="9.729cm" svg:y2="1.157cm">
          <text:p/>
        </draw:line>
        <draw:line draw:style-name="gr1" draw:text-style-name="P1" draw:layer="layout" svg:x1="22.153cm" svg:y1="17.042cm" svg:x2="12.954cm" svg:y2="1.157cm">
          <text:p/>
        </draw:line>
        <draw:line draw:style-name="gr1" draw:text-style-name="P1" draw:layer="layout" svg:x1="14.104cm" svg:y1="19.893cm" svg:x2="6.476cm" svg:y2="6.723cm">
          <text:p/>
        </draw:line>
        <draw:line draw:style-name="gr1" draw:text-style-name="P1" draw:layer="layout" svg:x1="10.864cm" svg:y1="19.894cm" svg:x2="4.859cm" svg:y2="9.522cm">
          <text:p/>
        </draw:line>
        <draw:custom-shape draw:style-name="gr2" draw:text-style-name="P2" draw:layer="layout" svg:width="0.433cm" svg:height="0.434cm" svg:x="8.427cm" svg:y="4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0.052cm" svg:y="1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1cm" svg:height="0.433cm" svg:x="6.817cm" svg:y="7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1.673cm" svg:y="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0.04cm" svg:y="7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3.289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33cm" svg:height="0.434cm" svg:x="13.303cm" svg:y="7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316cm" svg:y1="10.495cm" svg:x2="26.04cm" svg:y2="10.495cm">
          <text:p/>
        </draw:line>
        <draw:line draw:style-name="gr1" draw:text-style-name="P1" draw:layer="layout" svg:x1="5.809cm" svg:y1="13.287cm" svg:x2="24.41cm" svg:y2="13.287cm">
          <text:p/>
        </draw:line>
        <draw:line draw:style-name="gr1" draw:text-style-name="P1" draw:layer="layout" svg:x1="7.439cm" svg:y1="16.092cm" svg:x2="22.781cm" svg:y2="16.092cm">
          <text:p/>
        </draw:line>
        <draw:line draw:style-name="gr1" draw:text-style-name="P1" draw:layer="layout" svg:x1="9.068cm" svg:y1="18.885cm" svg:x2="21.152cm" svg:y2="18.885cm">
          <text:p/>
        </draw:line>
        <draw:custom-shape draw:style-name="gr3" draw:text-style-name="P2" draw:layer="layout" svg:width="0.433cm" svg:height="0.433cm" svg:x="6.792cm" svg:y="13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8.427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0.052cm" svg:y="13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33cm" svg:height="0.435cm" svg:x="5.189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664cm" svg:y1="19.894cm" svg:x2="20.515cm" svg:y2="1.157cm">
          <text:p/>
        </draw:line>
        <draw:custom-shape draw:style-name="gr3" draw:text-style-name="P2" draw:layer="layout" svg:width="0.433cm" svg:height="0.433cm" svg:x="11.673cm" svg:y="15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8.431cm" svg:y="10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33cm" svg:height="0.434cm" svg:x="10.04cm" svg:y="18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3.289cm" svg:y="13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913cm" svg:y1="19.893cm" svg:x2="22.19cm" svg:y2="3.872cm">
          <text:p/>
        </draw:line>
        <draw:custom-shape draw:style-name="gr2" draw:text-style-name="P2" draw:layer="layout" svg:width="0.433cm" svg:height="0.434cm" svg:x="13.303cm" svg:y="18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4cm" svg:height="0.433cm" svg:x="11.656cm" svg:y="10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128cm" svg:y1="19.913cm" svg:x2="23.767cm" svg:y2="6.723cm">
          <text:p/>
        </draw:line>
        <draw:line draw:style-name="gr1" draw:text-style-name="P1" draw:layer="layout" svg:x1="19.406cm" svg:y1="19.894cm" svg:x2="25.448cm" svg:y2="9.439cm">
          <text:p/>
        </draw:line>
        <draw:line draw:style-name="gr1" draw:text-style-name="P1" draw:layer="layout" svg:x1="25.419cm" svg:y1="11.476cm" svg:x2="19.444cm" svg:y2="1.157cm">
          <text:p/>
        </draw:line>
        <draw:line draw:style-name="gr1" draw:text-style-name="P1" draw:layer="layout" svg:x1="23.829cm" svg:y1="14.327cm" svg:x2="16.203cm" svg:y2="1.157cm">
          <text:p/>
        </draw:line>
        <draw:custom-shape draw:style-name="gr2" draw:text-style-name="P2" draw:layer="layout" svg:width="0.433cm" svg:height="0.434cm" svg:x="21.38cm" svg:y="4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2cm" svg:height="0.433cm" svg:x="19.769cm" svg:y="7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4cm" svg:height="0.433cm" svg:x="18.156cm" svg:y="4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22.993cm" svg:y="7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6.519cm" svg:y="1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6.51cm" svg:y="7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9.745cm" svg:y="13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21.38cm" svg:y="1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23.005cm" svg:y="13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33cm" svg:height="0.435cm" svg:x="18.142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32cm" svg:height="0.434cm" svg:x="19.769cm" svg:y="18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4cm" svg:height="0.433cm" svg:x="18.156cm" svg:y="15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21.384cm" svg:y="10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6.519cm" svg:y="13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6.51cm" svg:y="18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5cm" svg:height="0.433cm" svg:x="24.608cm" svg:y="10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4.905cm" svg:y="4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3cm" svg:height="0.433cm" svg:x="14.905cm" svg:y="15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5cm" svg:height="0.433cm" svg:x="14.887cm" svg:y="10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3.147cm" svg:y1="7.582cm" svg:x2="21.618cm" svg:y2="4.94cm">
          <text:p/>
        </draw:line>
        <draw:line draw:style-name="gr5" draw:text-style-name="P1" draw:layer="layout" svg:x1="18.277cm" svg:y1="16.2cm" svg:x2="19.956cm" svg:y2="13.3cm">
          <text:p/>
        </draw:line>
        <draw:line draw:style-name="gr5" draw:text-style-name="P1" draw:layer="layout" svg:x1="10.265cm" svg:y1="18.9cm" svg:x2="11.944cm" svg:y2="16cm">
          <text:p/>
        </draw:line>
        <draw:line draw:style-name="gr5" draw:text-style-name="P1" draw:layer="layout" svg:x1="18.341cm" svg:y1="10.512cm" svg:x2="20.02cm" svg:y2="7.612cm">
          <text:p/>
        </draw:line>
        <draw:line draw:style-name="gr5" draw:text-style-name="P1" draw:layer="layout" svg:x1="15.093cm" svg:y1="10.5cm" svg:x2="16.772cm" svg:y2="7.6cm">
          <text:p/>
        </draw:line>
        <draw:line draw:style-name="gr5" draw:text-style-name="P1" draw:layer="layout" svg:x1="16.725cm" svg:y1="7.7cm" svg:x2="18.404cm" svg:y2="4.8cm">
          <text:p/>
        </draw:line>
        <draw:line draw:style-name="gr5" draw:text-style-name="P1" draw:layer="layout" svg:x1="15.101cm" svg:y1="4.9cm" svg:x2="16.78cm" svg:y2="2cm">
          <text:p/>
        </draw:line>
        <draw:line draw:style-name="gr5" draw:text-style-name="P1" draw:layer="layout" svg:x1="10.177cm" svg:y1="13.4cm" svg:x2="11.856cm" svg:y2="10.5cm">
          <text:p/>
        </draw:line>
        <draw:line draw:style-name="gr5" draw:text-style-name="P1" draw:layer="layout" svg:x1="21.541cm" svg:y1="10.41cm" svg:x2="20.012cm" svg:y2="7.768cm">
          <text:p/>
        </draw:line>
        <draw:line draw:style-name="gr5" draw:text-style-name="P1" draw:layer="layout" svg:x1="18.277cm" svg:y1="15.982cm" svg:x2="16.748cm" svg:y2="13.34cm">
          <text:p/>
        </draw:line>
        <draw:line draw:style-name="gr5" draw:text-style-name="P1" draw:layer="layout" svg:x1="15.037cm" svg:y1="15.982cm" svg:x2="13.508cm" svg:y2="13.34cm">
          <text:p/>
        </draw:line>
        <draw:line draw:style-name="gr5" draw:text-style-name="P1" draw:layer="layout" svg:x1="16.661cm" svg:y1="18.782cm" svg:x2="15.132cm" svg:y2="16.14cm">
          <text:p/>
        </draw:line>
        <draw:line draw:style-name="gr5" draw:text-style-name="P1" draw:layer="layout" svg:x1="13.497cm" svg:y1="7.682cm" svg:x2="11.968cm" svg:y2="5.04cm">
          <text:p/>
        </draw:line>
        <draw:line draw:style-name="gr5" draw:text-style-name="P1" draw:layer="layout" svg:x1="8.561cm" svg:y1="10.382cm" svg:x2="7.032cm" svg:y2="7.74cm">
          <text:p/>
        </draw:line>
        <draw:line draw:style-name="gr5" draw:text-style-name="P1" draw:layer="layout" svg:x1="13.468cm" svg:y1="13.285cm" svg:x2="16.7cm" svg:y2="13.285cm">
          <text:p/>
        </draw:line>
        <draw:line draw:style-name="gr5" draw:text-style-name="P1" draw:layer="layout" svg:x1="19.984cm" svg:y1="13.285cm" svg:x2="23.216cm" svg:y2="13.285cm">
          <text:p/>
        </draw:line>
        <draw:line draw:style-name="gr5" draw:text-style-name="P1" draw:layer="layout" svg:x1="7.008cm" svg:y1="13.297cm" svg:x2="10.24cm" svg:y2="13.297cm">
          <text:p/>
        </draw:line>
        <draw:line draw:style-name="gr5" draw:text-style-name="P1" draw:layer="layout" svg:x1="8.652cm" svg:y1="16.085cm" svg:x2="11.884cm" svg:y2="16.085cm">
          <text:p/>
        </draw:line>
        <draw:line draw:style-name="gr5" draw:text-style-name="P1" draw:layer="layout" svg:x1="8.58cm" svg:y1="10.497cm" svg:x2="11.812cm" svg:y2="10.497cm">
          <text:p/>
        </draw:line>
        <draw:line draw:style-name="gr5" draw:text-style-name="P1" draw:layer="layout" svg:x1="7.068cm" svg:y1="7.697cm" svg:x2="10.3cm" svg:y2="7.697cm">
          <text:p/>
        </draw:line>
        <draw:line draw:style-name="gr5" draw:text-style-name="P1" draw:layer="layout" svg:x1="10.224cm" svg:y1="7.709cm" svg:x2="13.456cm" svg:y2="7.709cm">
          <text:p/>
        </draw:line>
        <draw:line draw:style-name="gr5" draw:text-style-name="P1" draw:layer="layout" svg:x1="15.092cm" svg:y1="10.485cm" svg:x2="18.324cm" svg:y2="10.485cm">
          <text:p/>
        </draw:line>
        <draw:line draw:style-name="gr5" draw:text-style-name="P1" draw:layer="layout" svg:x1="21.58cm" svg:y1="10.497cm" svg:x2="24.812cm" svg:y2="10.497cm">
          <text:p/>
        </draw:line>
        <draw:line draw:style-name="gr5" draw:text-style-name="P1" draw:layer="layout" svg:x1="15.092cm" svg:y1="4.897cm" svg:x2="18.324cm" svg:y2="4.897cm">
          <text:p/>
        </draw:line>
        <draw:line draw:style-name="gr5" draw:text-style-name="P1" draw:layer="layout" svg:x1="8.628cm" svg:y1="4.897cm" svg:x2="11.86cm" svg:y2="4.897cm">
          <text:p/>
        </draw:line>
        <draw:line draw:style-name="gr5" draw:text-style-name="P1" draw:layer="layout" svg:x1="10.192cm" svg:y1="2.097cm" svg:x2="13.424cm" svg:y2="2.097cm">
          <text:p/>
        </draw:line>
        <draw:custom-shape draw:style-name="gr6" draw:text-style-name="P1" draw:layer="layout" svg:width="1.893cm" svg:height="1.86cm" svg:x="19.01cm" svg:y="1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3.4cm" svg:height="3.206cm" svg:x="20.491cm" svg:y="1.473cm">
          <draw:text-box>
            <text:p><text:span text:style-name="T1">-1</text:span></text:p>
          </draw:text-box>
        </draw:frame>
        <draw:custom-shape draw:style-name="gr8" draw:text-style-name="P1" draw:layer="layout" svg:width="1.875cm" svg:height="1.875cm" svg:x="12.584cm" svg:y="17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5cm" svg:height="3.206cm" svg:x="10.795cm" svg:y="18.313cm">
          <draw:text-box>
            <text:p><text:span text:style-name="T2">0</text:span></text:p>
          </draw:text-box>
        </draw:frame>
        <draw:custom-shape draw:style-name="gr9" draw:text-style-name="P1" draw:layer="layout" svg:width="1.906cm" svg:height="1.906cm" svg:x="23.944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5cm" svg:height="3.206cm" svg:x="25.487cm" svg:y="10.162cm">
          <draw:text-box>
            <text:p><text:span text:style-name="T3">1</text:span></text:p>
          </draw:text-box>
        </draw:frame>
        <draw:custom-shape draw:style-name="gr10" draw:text-style-name="P1" draw:layer="layout" svg:width="1.874cm" svg:height="1.874cm" svg:x="6.008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9cm" svg:height="3.206cm" svg:x="4.242cm" svg:y="6.973cm">
          <draw:text-box>
            <text:p><text:span text:style-name="T4">2</text:span></text:p>
          </draw:text-box>
        </draw:frame>
        <draw:line draw:style-name="gr5" draw:text-style-name="P1" draw:layer="layout" svg:x1="19.922cm" svg:y1="19cm" svg:x2="21.601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igu 1C" svg:font-family="'Migu 1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22T15:58:23.924829564</dc:date>
    <meta:editing-duration>PT37M38S</meta:editing-duration>
    <meta:editing-cycles>11</meta:editing-cycles>
    <meta:generator>LibreOffice/5.1.4.2$Linux_X86_64 LibreOffice_project/10m0$Build-2</meta:generator>
    <meta:document-statistic meta:object-count="92"/>
  </office:meta>
</office:document-meta>
</file>